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3.1799in"/>
    </style:style>
    <style:style style:name="co4" style:family="table-column">
      <style:table-column-properties fo:break-before="auto" style:column-width="1.1811in"/>
    </style:style>
    <style:style style:name="co6" style:family="table-column">
      <style:table-column-properties fo:break-before="auto" style:column-width="4.0492in"/>
    </style:style>
    <style:style style:name="co7" style:family="table-column">
      <style:table-column-properties fo:break-before="auto" style:column-width="3.5425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ro3" style:family="table-row">
      <style:table-row-properties style:row-height="0.2098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0" number:language="el" number:country="GR" number:automatic-order="true" number:format-source="language">
      <number:day/>
      <number:text>/</number:text>
      <number:month/>
      <number:text>/</number:text>
      <number:year/>
    </number:date-style>
    <number:date-style style:name="N8036" number:language="el" number:country="GR" number:automatic-order="true">
      <number:day number:style="long"/>
      <number:text>/</number:text>
      <number:month number:style="long"/>
      <number:text>/</number:text>
      <number:year number:style="long"/>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Excel_20_Built-in_20_Normal">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4" style:family="table-cell" style:parent-style-name="Excel_20_Built-in_20_Normal">
      <style:text-properties fo:language="el" fo:country="GR"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5" style:family="table-cell" style:parent-style-name="TableStyleLight1">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TableStyleLight1" style:data-style-name="N8036">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 style:family="table-cell" style:parent-style-name="Excel_20_Built-in_20_Normal" style:data-style-name="N803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8" style:family="table-cell" style:parent-style-name="Default">
      <style:table-cell-properties fo:background-color="transparent"/>
      <style:text-properties style:use-window-font-color="true" style:font-name="Courier New" fo:font-size="10pt" style:font-size-asian="10pt" style:font-size-complex="10pt"/>
    </style:style>
    <style:style style:name="T1" style:family="text">
      <style:text-properties fo:color="#0000c0" style:text-outline="false" style:text-line-through-style="none" style:text-position="0% 100%" style:font-name="Courier New1" fo:font-size="12pt" fo:font-style="italic" fo:text-shadow="none" style:text-underline-style="none" fo:font-weight="normal" style:font-size-asian="12pt" style:font-style-asian="italic" style:font-weight-asian="normal" style:font-name-complex="Courier New1" style:font-size-complex="12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4" table:default-cell-style-name="ce7"/>
        <table:table-column table:style-name="co4" table:default-cell-style-name="ce3"/>
        <table:table-column table:style-name="co7" table:default-cell-style-name="ce3"/>
        <table:table-column table:style-name="co4" table:number-columns-repeated="1013" table:default-cell-style-name="ce3"/>
        <table:table-column table:style-name="co4" table:number-columns-repeated="4" table:default-cell-style-name="ce8"/>
        <table:table-row table:style-name="ro4">
          <table:table-cell table:style-name="ce2" office:value-type="string">
            <text:p>Account</text:p>
          </table:table-cell>
          <table:table-cell table:style-name="ce2" office:value-type="string">
            <text:p>Λογαριασμός</text:p>
          </table:table-cell>
          <table:table-cell table:number-columns-repeated="2" table:style-name="ce2" office:value-type="string">
            <text:p>Account</text:p>
          </table:table-cell>
          <table:table-cell table:style-name="ce6" office:value-type="date" office:date-value="2013-12-03">
            <text:p>03/12/20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6" office:value-type="date" office:date-value="2013-12-03">
            <text:p>03/12/20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6" office:value-type="date" office:date-value="2013-12-03">
            <text:p>03/12/20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6" office:value-type="date" office:date-value="2013-12-03">
            <text:p>03/12/20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number-columns-repeated="2" table:style-name="ce2" office:value-type="string">
            <text:p>Address</text:p>
          </table:table-cell>
          <table:table-cell table:style-name="ce6" office:value-type="date" office:date-value="2013-12-03">
            <text:p>03/12/20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6" office:value-type="date" office:date-value="2013-12-03">
            <text:p>03/12/20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AdminUserSearchTitle</text:p>
          </table:table-cell>
          <table:table-cell table:style-name="ce2" office:value-type="string">
            <text:p>Αναζήτηση Χρηστών</text:p>
          </table:table-cell>
          <table:table-cell table:style-name="ce2" office:value-type="string">
            <text:p>AdminUserSearchTitle</text:p>
          </table:table-cell>
          <table:table-cell table:style-name="ce2" office:value-type="string">
            <text:p>Search Users</text:p>
          </table:table-cell>
          <table:table-cell table:style-name="ce6" office:value-type="date" office:date-value="2013-12-03">
            <text:p>03/12/20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6" office:value-type="date" office:date-value="2013-12-03">
            <text:p>03/12/20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6" office:value-type="date" office:date-value="2013-12-03">
            <text:p>03/12/20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6" office:value-type="date" office:date-value="2013-12-03">
            <text:p>03/12/20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6" office:value-type="date" office:date-value="2013-12-03">
            <text:p>03/12/20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6" office:value-type="date" office:date-value="2013-12-03">
            <text:p>03/12/20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6" office:value-type="date" office:date-value="2013-12-03">
            <text:p>03/12/20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6" office:value-type="date" office:date-value="2013-12-03">
            <text:p>03/12/20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6" office:value-type="date" office:date-value="2013-12-03">
            <text:p>03/12/20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6" office:value-type="date" office:date-value="2013-12-03">
            <text:p>03/12/20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6" office:value-type="date" office:date-value="2013-12-03">
            <text:p>03/12/20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6" office:value-type="date" office:date-value="2013-12-03">
            <text:p>03/12/20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6" office:value-type="date" office:date-value="2013-12-03">
            <text:p>03/12/20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6" office:value-type="date" office:date-value="2013-12-03">
            <text:p>03/12/20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6" office:value-type="date" office:date-value="2013-12-03">
            <text:p>03/12/20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6" office:value-type="date" office:date-value="2013-12-03">
            <text:p>03/12/20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6" office:value-type="date" office:date-value="2013-12-03">
            <text:p>03/12/20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6" office:value-type="date" office:date-value="2013-12-03">
            <text:p>03/12/20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6" office:value-type="date" office:date-value="2013-12-03">
            <text:p>03/12/20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6" office:value-type="date" office:date-value="2013-12-03">
            <text:p>03/12/20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6" office:value-type="date" office:date-value="2013-12-03">
            <text:p>03/12/20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6" office:value-type="date" office:date-value="2013-12-03">
            <text:p>03/12/20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6" office:value-type="date" office:date-value="2013-12-03">
            <text:p>03/12/20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6" office:value-type="date" office:date-value="2013-12-03">
            <text:p>03/12/20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6" office:value-type="date" office:date-value="2013-12-03">
            <text:p>03/12/20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6" office:value-type="date" office:date-value="2013-12-03">
            <text:p>03/12/20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6" office:value-type="date" office:date-value="2013-12-03">
            <text:p>03/12/20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6" office:value-type="date" office:date-value="2013-12-03">
            <text:p>03/12/20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6" office:value-type="date" office:date-value="2013-12-03">
            <text:p>03/12/20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6" office:value-type="date" office:date-value="2013-12-03">
            <text:p>03/12/20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6" office:value-type="date" office:date-value="2013-12-03">
            <text:p>03/12/20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6" office:value-type="date" office:date-value="2013-12-03">
            <text:p>03/12/20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6" office:value-type="date" office:date-value="2013-12-03">
            <text:p>03/12/20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6" office:value-type="date" office:date-value="2013-12-03">
            <text:p>03/12/20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6" office:value-type="date" office:date-value="2013-12-03">
            <text:p>03/12/20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6" office:value-type="date" office:date-value="2013-12-03">
            <text:p>03/12/20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6" office:value-type="date" office:date-value="2013-12-03">
            <text:p>03/12/20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6" office:value-type="date" office:date-value="2013-12-03">
            <text:p>03/12/20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6" office:value-type="date" office:date-value="2013-12-03">
            <text:p>03/12/20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6" office:value-type="date" office:date-value="2013-12-03">
            <text:p>03/12/20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6" office:value-type="date" office:date-value="2013-12-03">
            <text:p>03/12/20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6" office:value-type="date" office:date-value="2013-12-03">
            <text:p>03/12/20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6" office:value-type="date" office:date-value="2013-12-03">
            <text:p>03/12/20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6" office:value-type="date" office:date-value="2013-12-03">
            <text:p>03/12/20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6" office:value-type="date" office:date-value="2013-12-03">
            <text:p>03/12/20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6" office:value-type="date" office:date-value="2013-12-03">
            <text:p>03/12/20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6" office:value-type="date" office:date-value="2013-12-03">
            <text:p>03/12/20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6" office:value-type="date" office:date-value="2013-12-03">
            <text:p>03/12/20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6" office:value-type="date" office:date-value="2013-12-03">
            <text:p>03/12/20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6" office:value-type="date" office:date-value="2013-12-03">
            <text:p>03/12/20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6" office:value-type="date" office:date-value="2013-12-03">
            <text:p>03/12/20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6" office:value-type="date" office:date-value="2013-12-03">
            <text:p>03/12/20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6" office:value-type="date" office:date-value="2013-12-03">
            <text:p>03/12/20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6" office:value-type="date" office:date-value="2013-12-03">
            <text:p>03/12/20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6" office:value-type="date" office:date-value="2013-12-03">
            <text:p>03/12/20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6" office:value-type="date" office:date-value="2013-12-03">
            <text:p>03/12/20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6" office:value-type="date" office:date-value="2013-12-03">
            <text:p>03/12/20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6" office:value-type="date" office:date-value="2013-12-03">
            <text:p>03/12/20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6" office:value-type="date" office:date-value="2013-12-03">
            <text:p>03/12/20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6" office:value-type="date" office:date-value="2013-12-03">
            <text:p>03/12/20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6" office:value-type="date" office:date-value="2013-12-03">
            <text:p>03/12/20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6" office:value-type="date" office:date-value="2013-12-03">
            <text:p>03/12/20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6" office:value-type="date" office:date-value="2013-12-03">
            <text:p>03/12/20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6" office:value-type="date" office:date-value="2013-12-03">
            <text:p>03/12/20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6" office:value-type="date" office:date-value="2013-12-03">
            <text:p>03/12/20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6" office:value-type="date" office:date-value="2013-12-03">
            <text:p>03/12/20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6" office:value-type="date" office:date-value="2013-12-03">
            <text:p>03/12/20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6" office:value-type="date" office:date-value="2013-12-03">
            <text:p>03/12/20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6" office:value-type="date" office:date-value="2013-12-03">
            <text:p>03/12/20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6" office:value-type="date" office:date-value="2013-12-03">
            <text:p>03/12/20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6" office:value-type="date" office:date-value="2013-12-03">
            <text:p>03/12/20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6" office:value-type="date" office:date-value="2013-12-03">
            <text:p>03/12/20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6" office:value-type="date" office:date-value="2013-12-03">
            <text:p>03/12/20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6" office:value-type="date" office:date-value="2013-12-03">
            <text:p>03/12/20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6" office:value-type="date" office:date-value="2013-12-03">
            <text:p>03/12/20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6" office:value-type="date" office:date-value="2013-12-03">
            <text:p>03/12/20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6" office:value-type="date" office:date-value="2013-12-03">
            <text:p>03/12/20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6" office:value-type="date" office:date-value="2013-12-03">
            <text:p>03/12/20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6" office:value-type="date" office:date-value="2013-12-03">
            <text:p>03/12/20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6" office:value-type="date" office:date-value="2013-12-03">
            <text:p>03/12/20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6" office:value-type="date" office:date-value="2013-12-03">
            <text:p>03/12/20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6" office:value-type="date" office:date-value="2013-12-03">
            <text:p>03/12/20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6" office:value-type="date" office:date-value="2013-12-03">
            <text:p>03/12/20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6" office:value-type="date" office:date-value="2013-12-03">
            <text:p>03/12/20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6" office:value-type="date" office:date-value="2013-12-03">
            <text:p>03/12/20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6" office:value-type="date" office:date-value="2013-12-03">
            <text:p>03/12/20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6" office:value-type="date" office:date-value="2013-12-03">
            <text:p>03/12/20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6" office:value-type="date" office:date-value="2013-12-03">
            <text:p>03/12/20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6" office:value-type="date" office:date-value="2013-12-03">
            <text:p>03/12/20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6" office:value-type="date" office:date-value="2013-12-03">
            <text:p>03/12/20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6" office:value-type="date" office:date-value="2013-12-03">
            <text:p>03/12/20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6" office:value-type="date" office:date-value="2013-12-03">
            <text:p>03/12/20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6" office:value-type="date" office:date-value="2013-12-03">
            <text:p>03/12/20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6" office:value-type="date" office:date-value="2014-01-20">
            <text:p>20/01/20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6" office:value-type="date" office:date-value="2014-01-20">
            <text:p>20/01/20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6" office:value-type="date" office:date-value="2013-12-03">
            <text:p>03/12/20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6" office:value-type="date" office:date-value="2013-12-03">
            <text:p>03/12/20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6" office:value-type="date" office:date-value="2013-12-03">
            <text:p>03/12/20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6" office:value-type="date" office:date-value="2013-12-03">
            <text:p>03/12/20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6" office:value-type="date" office:date-value="2013-12-03">
            <text:p>03/12/20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6" office:value-type="date" office:date-value="2013-12-03">
            <text:p>03/12/20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6" office:value-type="date" office:date-value="2013-12-03">
            <text:p>03/12/20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6" office:value-type="date" office:date-value="2013-12-03">
            <text:p>03/12/20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6" office:value-type="date" office:date-value="2013-12-03">
            <text:p>03/12/20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6" office:value-type="date" office:date-value="2013-12-03">
            <text:p>03/12/20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6" office:value-type="date" office:date-value="2013-12-03">
            <text:p>03/12/20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6" office:value-type="date" office:date-value="2013-12-03">
            <text:p>03/12/20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6" office:value-type="date" office:date-value="2013-12-03">
            <text:p>03/12/20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6" office:value-type="date" office:date-value="2013-12-03">
            <text:p>03/12/20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6" office:value-type="date" office:date-value="2013-12-03">
            <text:p>03/12/20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6" office:value-type="date" office:date-value="2013-12-03">
            <text:p>03/12/20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6" office:value-type="date" office:date-value="2013-12-03">
            <text:p>03/12/20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6" office:value-type="date" office:date-value="2013-12-03">
            <text:p>03/12/20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6" office:value-type="date" office:date-value="2013-12-03">
            <text:p>03/12/20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6" office:value-type="date" office:date-value="2013-12-03">
            <text:p>03/12/20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6" office:value-type="date" office:date-value="2013-12-03">
            <text:p>03/12/20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6" office:value-type="date" office:date-value="2013-12-03">
            <text:p>03/12/20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6" office:value-type="date" office:date-value="2013-12-03">
            <text:p>03/12/20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6" office:value-type="date" office:date-value="2013-12-03">
            <text:p>03/12/20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6" office:value-type="date" office:date-value="2013-12-03">
            <text:p>03/12/20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6" office:value-type="date" office:date-value="2013-12-03">
            <text:p>03/12/20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6" office:value-type="date" office:date-value="2013-12-03">
            <text:p>03/12/20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6" office:value-type="date" office:date-value="2013-12-03">
            <text:p>03/12/20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6" office:value-type="date" office:date-value="2013-12-03">
            <text:p>03/12/20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6" office:value-type="date" office:date-value="2014-01-20">
            <text:p>20/01/20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6" office:value-type="date" office:date-value="2013-12-03">
            <text:p>03/12/20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6" office:value-type="date" office:date-value="2013-12-03">
            <text:p>03/12/20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6" office:value-type="date" office:date-value="2013-12-03">
            <text:p>03/12/20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6" office:value-type="date" office:date-value="2013-12-03">
            <text:p>03/12/20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6" office:value-type="date" office:date-value="2013-12-03">
            <text:p>03/12/20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6" office:value-type="date" office:date-value="2013-12-03">
            <text:p>03/12/20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6" office:value-type="date" office:date-value="2013-12-03">
            <text:p>03/12/20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6" office:value-type="date" office:date-value="2014-01-20">
            <text:p>20/01/20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6" office:value-type="date" office:date-value="2014-01-20">
            <text:p>20/01/20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6" office:value-type="date" office:date-value="2013-12-03">
            <text:p>03/12/20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6" office:value-type="date" office:date-value="2013-12-03">
            <text:p>03/12/20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6" office:value-type="date" office:date-value="2013-12-03">
            <text:p>03/12/20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6" office:value-type="date" office:date-value="2013-12-03">
            <text:p>03/12/20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6" office:value-type="date" office:date-value="2013-12-03">
            <text:p>03/12/20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6" office:value-type="date" office:date-value="2013-12-03">
            <text:p>03/12/20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6" office:value-type="date" office:date-value="2013-12-03">
            <text:p>03/12/20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6" office:value-type="date" office:date-value="2013-12-03">
            <text:p>03/12/20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6" office:value-type="date" office:date-value="2013-12-03">
            <text:p>03/12/20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6" office:value-type="date" office:date-value="2013-12-03">
            <text:p>03/12/20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6" office:value-type="date" office:date-value="2013-12-03">
            <text:p>03/12/20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6" office:value-type="date" office:date-value="2013-12-03">
            <text:p>03/12/20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6" office:value-type="date" office:date-value="2013-12-03">
            <text:p>03/12/20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6" office:value-type="date" office:date-value="2013-12-03">
            <text:p>03/12/20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6" office:value-type="date" office:date-value="2013-12-03">
            <text:p>03/12/20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6" office:value-type="date" office:date-value="2013-12-03">
            <text:p>03/12/20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6" office:value-type="date" office:date-value="2013-12-03">
            <text:p>03/12/20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6" office:value-type="date" office:date-value="2013-12-03">
            <text:p>03/12/20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6" office:value-type="date" office:date-value="2013-12-03">
            <text:p>03/12/20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6" office:value-type="date" office:date-value="2013-12-03">
            <text:p>03/12/20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6" office:value-type="date" office:date-value="2013-12-03">
            <text:p>03/12/20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6" office:value-type="date" office:date-value="2013-12-03">
            <text:p>03/12/20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6" office:value-type="date" office:date-value="2013-12-03">
            <text:p>03/12/20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6" office:value-type="date" office:date-value="2013-12-03">
            <text:p>03/12/20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6" office:value-type="date" office:date-value="2013-12-03">
            <text:p>03/12/20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6" office:value-type="date" office:date-value="2013-12-03">
            <text:p>03/12/20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6" office:value-type="date" office:date-value="2013-12-03">
            <text:p>03/12/20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6" office:value-type="date" office:date-value="2013-12-03">
            <text:p>03/12/20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6" office:value-type="date" office:date-value="2013-12-03">
            <text:p>03/12/20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6" office:value-type="date" office:date-value="2013-12-03">
            <text:p>03/12/20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6" office:value-type="date" office:date-value="2013-12-03">
            <text:p>03/12/20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6" office:value-type="date" office:date-value="2013-12-03">
            <text:p>03/12/20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6" office:value-type="date" office:date-value="2013-12-03">
            <text:p>03/12/20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6" office:value-type="date" office:date-value="2013-12-03">
            <text:p>03/12/20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6" office:value-type="date" office:date-value="2013-12-03">
            <text:p>03/12/20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6" office:value-type="date" office:date-value="2013-12-03">
            <text:p>03/12/20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6" office:value-type="date" office:date-value="2013-12-03">
            <text:p>03/12/20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6" office:value-type="date" office:date-value="2013-12-03">
            <text:p>03/12/20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6" office:value-type="date" office:date-value="2013-12-03">
            <text:p>03/12/20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6" office:value-type="date" office:date-value="2013-12-03">
            <text:p>03/12/20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6" office:value-type="date" office:date-value="2013-12-03">
            <text:p>03/12/20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6" office:value-type="date" office:date-value="2013-12-03">
            <text:p>03/12/20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6" office:value-type="date" office:date-value="2013-12-03">
            <text:p>03/12/20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6" office:value-type="date" office:date-value="2013-12-03">
            <text:p>03/12/20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6" office:value-type="date" office:date-value="2013-12-03">
            <text:p>03/12/20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6" office:value-type="date" office:date-value="2013-12-03">
            <text:p>03/12/20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6" office:value-type="date" office:date-value="2013-12-03">
            <text:p>03/12/20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6" office:value-type="date" office:date-value="2013-12-03">
            <text:p>03/12/20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6" office:value-type="date" office:date-value="2013-12-03">
            <text:p>03/12/20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6" office:value-type="date" office:date-value="2013-12-03">
            <text:p>03/12/20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6" office:value-type="date" office:date-value="2013-12-03">
            <text:p>03/12/20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6" office:value-type="date" office:date-value="2013-12-03">
            <text:p>03/12/20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6" office:value-type="date" office:date-value="2013-12-03">
            <text:p>03/12/20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6" office:value-type="date" office:date-value="2013-12-03">
            <text:p>03/12/20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6" office:value-type="date" office:date-value="2013-12-03">
            <text:p>03/12/20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6" office:value-type="date" office:date-value="2013-12-03">
            <text:p>03/12/20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6" office:value-type="date" office:date-value="2013-12-03">
            <text:p>03/12/20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6" office:value-type="date" office:date-value="2013-12-03">
            <text:p>03/12/20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6" office:value-type="date" office:date-value="2013-12-03">
            <text:p>03/12/20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6" office:value-type="date" office:date-value="2013-12-03">
            <text:p>03/12/20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6" office:value-type="date" office:date-value="2013-12-03">
            <text:p>03/12/20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6" office:value-type="date" office:date-value="2013-12-03">
            <text:p>03/12/20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6" office:value-type="date" office:date-value="2013-12-03">
            <text:p>03/12/20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6" office:value-type="date" office:date-value="2013-12-03">
            <text:p>03/12/20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6" office:value-type="date" office:date-value="2013-12-03">
            <text:p>03/12/20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6" office:value-type="date" office:date-value="2013-12-03">
            <text:p>03/12/20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6" office:value-type="date" office:date-value="2013-12-03">
            <text:p>03/12/20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6" office:value-type="date" office:date-value="2013-12-03">
            <text:p>03/12/20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6" office:value-type="date" office:date-value="2013-12-03">
            <text:p>03/12/20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6" office:value-type="date" office:date-value="2013-12-03">
            <text:p>03/12/20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6" office:value-type="date" office:date-value="2013-12-03">
            <text:p>03/12/20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6" office:value-type="date" office:date-value="2013-12-03">
            <text:p>03/12/20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6" office:value-type="date" office:date-value="2013-12-03">
            <text:p>03/12/20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6" office:value-type="date" office:date-value="2013-12-03">
            <text:p>03/12/20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6" office:value-type="date" office:date-value="2013-12-03">
            <text:p>03/12/20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6" office:value-type="date" office:date-value="2013-12-03">
            <text:p>03/12/20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6" office:value-type="date" office:date-value="2013-12-03">
            <text:p>03/12/20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6" office:value-type="date" office:date-value="2013-12-03">
            <text:p>03/12/20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6" office:value-type="date" office:date-value="2013-12-03">
            <text:p>03/12/20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6" office:value-type="date" office:date-value="2013-12-03">
            <text:p>03/12/20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6" office:value-type="date" office:date-value="2013-12-03">
            <text:p>03/12/20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6" office:value-type="date" office:date-value="2013-12-03">
            <text:p>03/12/20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6" office:value-type="date" office:date-value="2013-12-03">
            <text:p>03/12/20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6" office:value-type="date" office:date-value="2013-12-03">
            <text:p>03/12/20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6" office:value-type="date" office:date-value="2013-12-03">
            <text:p>03/12/20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6" office:value-type="date" office:date-value="2013-12-03">
            <text:p>03/12/20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6" office:value-type="date" office:date-value="2013-12-03">
            <text:p>03/12/20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6" office:value-type="date" office:date-value="2013-12-03">
            <text:p>03/12/20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6" office:value-type="date" office:date-value="2013-12-03">
            <text:p>03/12/20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6" office:value-type="date" office:date-value="2013-12-03">
            <text:p>03/12/20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6" office:value-type="date" office:date-value="2013-12-03">
            <text:p>03/12/20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6" office:value-type="date" office:date-value="2013-12-03">
            <text:p>03/12/20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6" office:value-type="date" office:date-value="2013-12-03">
            <text:p>03/12/20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6" office:value-type="date" office:date-value="2013-12-03">
            <text:p>03/12/20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6" office:value-type="date" office:date-value="2013-12-03">
            <text:p>03/12/20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2" office:value-type="string">
            <text:p>menu_adminusers</text:p>
          </table:table-cell>
          <table:table-cell table:style-name="ce2" office:value-type="string">
            <text:p>Αναζήτηση Χρηστών</text:p>
          </table:table-cell>
          <table:table-cell table:style-name="ce2" office:value-type="string">
            <text:p>menu_adminusers</text:p>
          </table:table-cell>
          <table:table-cell table:style-name="ce2" office:value-type="string">
            <text:p>Search Users</text:p>
          </table:table-cell>
          <table:table-cell table:style-name="ce6" office:value-type="date" office:date-value="2013-12-03">
            <text:p>03/12/2013</text:p>
          </table:table-cell>
          <table:table-cell table:formula="of:=IF([.A251]=[.C251];&quot;OK&quot;;&quot;ERROR&quot;)" office:value-type="string" office:string-value="OK">
            <text:p>OK</text:p>
          </table:table-cell>
          <table:table-cell table:formula="of:=CONCATENATE([.A251];&quot;=&quot;;[.B251])" office:value-type="string" office:string-value="menu_adminusers=Αναζήτηση Χρηστών">
            <text:p>menu_adminusers=Αναζήτηση Χρηστών</text:p>
          </table:table-cell>
          <table:table-cell table:formula="of:=CONCATENATE([.C251];&quot;=&quot;;[.D251])" office:value-type="string" office:string-value="menu_adminusers=Search Users">
            <text:p>menu_admin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6" office:value-type="date" office:date-value="2013-12-03">
            <text:p>03/12/20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6" office:value-type="date" office:date-value="2013-12-03">
            <text:p>03/12/20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6" office:value-type="date" office:date-value="2013-12-03">
            <text:p>03/12/20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6" office:value-type="date" office:date-value="2013-12-03">
            <text:p>03/12/20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6" office:value-type="date" office:date-value="2013-12-03">
            <text:p>03/12/20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6" office:value-type="date" office:date-value="2013-12-03">
            <text:p>03/12/20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6" office:value-type="date" office:date-value="2013-12-03">
            <text:p>03/12/20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6" office:value-type="date" office:date-value="2013-12-03">
            <text:p>03/12/20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6" office:value-type="date" office:date-value="2013-12-03">
            <text:p>03/12/20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6" office:value-type="date" office:date-value="2013-12-03">
            <text:p>03/12/20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6" office:value-type="date" office:date-value="2013-12-03">
            <text:p>03/12/20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6" office:value-type="date" office:date-value="2013-12-03">
            <text:p>03/12/20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6" office:value-type="date" office:date-value="2013-12-03">
            <text:p>03/12/20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6" office:value-type="date" office:date-value="2013-12-03">
            <text:p>03/12/20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6" office:value-type="date" office:date-value="2013-12-03">
            <text:p>03/12/20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6" office:value-type="date" office:date-value="2013-12-03">
            <text:p>03/12/20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6" office:value-type="date" office:date-value="2013-12-03">
            <text:p>03/12/20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6" office:value-type="date" office:date-value="2013-12-03">
            <text:p>03/12/20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6" office:value-type="date" office:date-value="2013-12-03">
            <text:p>03/12/20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6" office:value-type="date" office:date-value="2013-12-03">
            <text:p>03/12/20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6" office:value-type="date" office:date-value="2013-12-03">
            <text:p>03/12/20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6" office:value-type="date" office:date-value="2013-12-03">
            <text:p>03/12/20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6" office:value-type="date" office:date-value="2013-12-03">
            <text:p>03/12/20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6" office:value-type="date" office:date-value="2013-12-03">
            <text:p>03/12/20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6" office:value-type="date" office:date-value="2013-12-03">
            <text:p>03/12/20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6" office:value-type="date" office:date-value="2013-12-03">
            <text:p>03/12/20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6" office:value-type="date" office:date-value="2014-01-20">
            <text:p>20/01/20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6" office:value-type="date" office:date-value="2013-12-03">
            <text:p>03/12/20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6" office:value-type="date" office:date-value="2013-12-03">
            <text:p>03/12/20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6" office:value-type="date" office:date-value="2013-12-03">
            <text:p>03/12/20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6" office:value-type="date" office:date-value="2013-12-03">
            <text:p>03/12/20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6" office:value-type="date" office:date-value="2013-12-03">
            <text:p>03/12/20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6" office:value-type="date" office:date-value="2013-12-03">
            <text:p>03/12/20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6" office:value-type="date" office:date-value="2013-12-03">
            <text:p>03/12/20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6" office:value-type="date" office:date-value="2013-12-03">
            <text:p>03/12/20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6" office:value-type="date" office:date-value="2013-12-03">
            <text:p>03/12/20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6" office:value-type="date" office:date-value="2013-12-03">
            <text:p>03/12/20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6" office:value-type="date" office:date-value="2013-12-03">
            <text:p>03/12/20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6" office:value-type="date" office:date-value="2013-12-03">
            <text:p>03/12/20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6" office:value-type="date" office:date-value="2013-12-03">
            <text:p>03/12/20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6" office:value-type="date" office:date-value="2013-12-03">
            <text:p>03/12/20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6" office:value-type="date" office:date-value="2013-12-03">
            <text:p>03/12/20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6" office:value-type="date" office:date-value="2013-12-03">
            <text:p>03/12/20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6" office:value-type="date" office:date-value="2013-12-03">
            <text:p>03/12/20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6" office:value-type="date" office:date-value="2013-12-03">
            <text:p>03/12/20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6" office:value-type="date" office:date-value="2013-12-03">
            <text:p>03/12/20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6" office:value-type="date" office:date-value="2013-12-03">
            <text:p>03/12/20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6" office:value-type="date" office:date-value="2013-12-03">
            <text:p>03/12/20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6" office:value-type="date" office:date-value="2013-12-03">
            <text:p>03/12/20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6" office:value-type="date" office:date-value="2013-12-03">
            <text:p>03/12/20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6" office:value-type="date" office:date-value="2013-12-03">
            <text:p>03/12/20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6" office:value-type="date" office:date-value="2013-12-03">
            <text:p>03/12/20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6" office:value-type="date" office:date-value="2013-12-03">
            <text:p>03/12/20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6" office:value-type="date" office:date-value="2013-12-03">
            <text:p>03/12/20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6" office:value-type="date" office:date-value="2013-12-03">
            <text:p>03/12/20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6" office:value-type="date" office:date-value="2013-12-03">
            <text:p>03/12/20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6" office:value-type="date" office:date-value="2013-12-03">
            <text:p>03/12/20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6" office:value-type="date" office:date-value="2013-12-03">
            <text:p>03/12/20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6" office:value-type="date" office:date-value="2013-12-03">
            <text:p>03/12/20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6" office:value-type="date" office:date-value="2013-12-03">
            <text:p>03/12/20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6" office:value-type="date" office:date-value="2013-12-03">
            <text:p>03/12/20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6" office:value-type="date" office:date-value="2013-12-03">
            <text:p>03/12/20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6" office:value-type="date" office:date-value="2013-12-03">
            <text:p>03/12/20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6" office:value-type="date" office:date-value="2013-12-03">
            <text:p>03/12/20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6" office:value-type="date" office:date-value="2013-12-03">
            <text:p>03/12/20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6" office:value-type="date" office:date-value="2013-12-03">
            <text:p>03/12/20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6" office:value-type="date" office:date-value="2013-12-03">
            <text:p>03/12/20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6" office:value-type="date" office:date-value="2013-12-03">
            <text:p>03/12/20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6" office:value-type="date" office:date-value="2013-12-03">
            <text:p>03/12/20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6" office:value-type="date" office:date-value="2013-12-03">
            <text:p>03/12/20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6" office:value-type="date" office:date-value="2013-12-03">
            <text:p>03/12/20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6" office:value-type="date" office:date-value="2013-12-03">
            <text:p>03/12/20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6" office:value-type="date" office:date-value="2013-12-03">
            <text:p>03/12/20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6" office:value-type="date" office:date-value="2013-12-03">
            <text:p>03/12/20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6" office:value-type="date" office:date-value="2013-12-03">
            <text:p>03/12/20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6" office:value-type="date" office:date-value="2013-12-03">
            <text:p>03/12/20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6" office:value-type="date" office:date-value="2013-12-03">
            <text:p>03/12/20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6" office:value-type="date" office:date-value="2013-12-03">
            <text:p>03/12/20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6" office:value-type="date" office:date-value="2013-12-03">
            <text:p>03/12/20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6" office:value-type="date" office:date-value="2013-12-03">
            <text:p>03/12/20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6" office:value-type="date" office:date-value="2013-12-03">
            <text:p>03/12/20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6" office:value-type="date" office:date-value="2013-12-03">
            <text:p>03/12/20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6" office:value-type="date" office:date-value="2013-12-03">
            <text:p>03/12/20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6" office:value-type="date" office:date-value="2013-12-03">
            <text:p>03/12/20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6" office:value-type="date" office:date-value="2013-12-03">
            <text:p>03/12/20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6" office:value-type="date" office:date-value="2013-12-03">
            <text:p>03/12/20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6" office:value-type="date" office:date-value="2013-12-03">
            <text:p>03/12/20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6" office:value-type="date" office:date-value="2013-12-03">
            <text:p>03/12/20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6" office:value-type="date" office:date-value="2013-12-03">
            <text:p>03/12/20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6" office:value-type="date" office:date-value="2013-12-03">
            <text:p>03/12/20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6" office:value-type="date" office:date-value="2013-12-03">
            <text:p>03/12/20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6" office:value-type="date" office:date-value="2013-12-03">
            <text:p>03/12/20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the Committee</text:p>
          </table:table-cell>
          <table:table-cell table:style-name="ce6" office:value-type="date" office:date-value="2014-01-20">
            <text:p>20/01/20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the Committee">
            <text:p>ProsklisiKosmitoraFile=Dean'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6" office:value-type="date" office:date-value="2013-12-03">
            <text:p>03/12/20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6" office:value-type="date" office:date-value="2013-12-03">
            <text:p>03/12/20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6" office:value-type="date" office:date-value="2013-12-03">
            <text:p>03/12/20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6" office:value-type="date" office:date-value="2013-12-03">
            <text:p>03/12/20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6" office:value-type="date" office:date-value="2013-12-03">
            <text:p>03/12/20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6" office:value-type="date" office:date-value="2013-12-03">
            <text:p>03/12/20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6" office:value-type="date" office:date-value="2013-12-03">
            <text:p>03/12/20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6" office:value-type="date" office:date-value="2013-12-03">
            <text:p>03/12/20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6" office:value-type="date" office:date-value="2013-12-03">
            <text:p>03/12/20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6" office:value-type="date" office:date-value="2013-12-03">
            <text:p>03/12/20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6" office:value-type="date" office:date-value="2013-12-03">
            <text:p>03/12/20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6" office:value-type="date" office:date-value="2013-12-03">
            <text:p>03/12/20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6" office:value-type="date" office:date-value="2013-12-03">
            <text:p>03/12/20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6" office:value-type="date" office:date-value="2013-12-03">
            <text:p>03/12/20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6" office:value-type="date" office:date-value="2013-12-03">
            <text:p>03/12/20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6" office:value-type="date" office:date-value="2013-12-03">
            <text:p>03/12/20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6" office:value-type="date" office:date-value="2013-12-03">
            <text:p>03/12/20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6" office:value-type="date" office:date-value="2013-12-03">
            <text:p>03/12/20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6" office:value-type="date" office:date-value="2013-12-03">
            <text:p>03/12/20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6" office:value-type="date" office:date-value="2013-12-03">
            <text:p>03/12/20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6" office:value-type="date" office:date-value="2013-12-03">
            <text:p>03/12/20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6" office:value-type="date" office:date-value="2013-12-03">
            <text:p>03/12/20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6" office:value-type="date" office:date-value="2013-12-03">
            <text:p>03/12/20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6" office:value-type="date" office:date-value="2013-12-03">
            <text:p>03/12/20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6" office:value-type="date" office:date-value="2013-12-03">
            <text:p>03/12/20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6" office:value-type="date" office:date-value="2013-12-03">
            <text:p>03/12/20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6" office:value-type="date" office:date-value="2013-12-03">
            <text:p>03/12/20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6" office:value-type="date" office:date-value="2013-12-03">
            <text:p>03/12/20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6" office:value-type="date" office:date-value="2013-12-03">
            <text:p>03/12/20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6" office:value-type="date" office:date-value="2013-12-03">
            <text:p>03/12/20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6" office:value-type="date" office:date-value="2013-12-03">
            <text:p>03/12/20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6" office:value-type="date" office:date-value="2013-12-03">
            <text:p>03/12/20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6" office:value-type="date" office:date-value="2013-12-03">
            <text:p>03/12/20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6" office:value-type="date" office:date-value="2013-12-03">
            <text:p>03/12/20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6" office:value-type="date" office:date-value="2013-12-03">
            <text:p>03/12/20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6" office:value-type="date" office:date-value="2013-12-03">
            <text:p>03/12/20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6" office:value-type="date" office:date-value="2013-12-03">
            <text:p>03/12/20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6" office:value-type="date" office:date-value="2013-12-03">
            <text:p>03/12/20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6" office:value-type="date" office:date-value="2013-12-03">
            <text:p>03/12/20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6" office:value-type="date" office:date-value="2013-12-03">
            <text:p>03/12/20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6" office:value-type="date" office:date-value="2013-12-03">
            <text:p>03/12/20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6" office:value-type="date" office:date-value="2013-12-03">
            <text:p>03/12/20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6" office:value-type="date" office:date-value="2013-12-03">
            <text:p>03/12/20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6" office:value-type="date" office:date-value="2013-12-03">
            <text:p>03/12/20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6" office:value-type="date" office:date-value="2013-12-03">
            <text:p>03/12/20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6" office:value-type="date" office:date-value="2013-12-03">
            <text:p>03/12/20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6" office:value-type="date" office:date-value="2013-12-03">
            <text:p>03/12/20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6" office:value-type="date" office:date-value="2013-12-03">
            <text:p>03/12/20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6" office:value-type="date" office:date-value="2013-12-03">
            <text:p>03/12/20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6" office:value-type="date" office:date-value="2013-12-03">
            <text:p>03/12/20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6" office:value-type="date" office:date-value="2013-12-03">
            <text:p>03/12/20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6" office:value-type="date" office:date-value="2013-12-03">
            <text:p>03/12/20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6" office:value-type="date" office:date-value="2013-12-03">
            <text:p>03/12/20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6" office:value-type="date" office:date-value="2013-12-03">
            <text:p>03/12/20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6" office:value-type="date" office:date-value="2013-12-03">
            <text:p>03/12/20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6" office:value-type="date" office:date-value="2013-12-03">
            <text:p>03/12/20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6" office:value-type="date" office:date-value="2013-12-03">
            <text:p>03/12/20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6" office:value-type="date" office:date-value="2013-12-03">
            <text:p>03/12/20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6" office:value-type="date" office:date-value="2013-12-03">
            <text:p>03/12/20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6" office:value-type="date" office:date-value="2013-12-03">
            <text:p>03/12/20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6" office:value-type="date" office:date-value="2013-12-03">
            <text:p>03/12/20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6" office:value-type="date" office:date-value="2013-12-03">
            <text:p>03/12/20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6" office:value-type="date" office:date-value="2013-12-03">
            <text:p>03/12/20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6" office:value-type="date" office:date-value="2013-12-03">
            <text:p>03/12/20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6" office:value-type="date" office:date-value="2013-12-03">
            <text:p>03/12/20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6" office:value-type="date" office:date-value="2013-12-03">
            <text:p>03/12/20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6" office:value-type="date" office:date-value="2013-12-03">
            <text:p>03/12/20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6" office:value-type="date" office:date-value="2013-12-03">
            <text:p>03/12/20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6" office:value-type="date" office:date-value="2013-12-03">
            <text:p>03/12/20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6" office:value-type="date" office:date-value="2013-12-03">
            <text:p>03/12/20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6" office:value-type="date" office:date-value="2013-12-03">
            <text:p>03/12/20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6" office:value-type="date" office:date-value="2013-12-03">
            <text:p>03/12/20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6" office:value-type="date" office:date-value="2013-12-03">
            <text:p>03/12/20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6" office:value-type="date" office:date-value="2013-12-03">
            <text:p>03/12/20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6" office:value-type="date" office:date-value="2013-12-03">
            <text:p>03/12/20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6" office:value-type="date" office:date-value="2013-12-03">
            <text:p>03/12/20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6" office:value-type="date" office:date-value="2013-12-03">
            <text:p>03/12/20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6" office:value-type="date" office:date-value="2013-12-03">
            <text:p>03/12/20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6" office:value-type="date" office:date-value="2013-12-03">
            <text:p>03/12/20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6" office:value-type="date" office:date-value="2013-12-03">
            <text:p>03/12/20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6" office:value-type="date" office:date-value="2013-12-03">
            <text:p>03/12/20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6" office:value-type="date" office:date-value="2013-12-03">
            <text:p>03/12/20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6" office:value-type="date" office:date-value="2013-12-03">
            <text:p>03/12/20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6" office:value-type="date" office:date-value="2013-12-03">
            <text:p>03/12/20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6" office:value-type="date" office:date-value="2013-12-03">
            <text:p>03/12/20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6" office:value-type="date" office:date-value="2013-12-03">
            <text:p>03/12/20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6" office:value-type="date" office:date-value="2013-12-03">
            <text:p>03/12/20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6" office:value-type="date" office:date-value="2013-12-03">
            <text:p>03/12/20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6" office:value-type="date" office:date-value="2013-12-03">
            <text:p>03/12/20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6" office:value-type="date" office:date-value="2013-12-03">
            <text:p>03/12/20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6" office:value-type="date" office:date-value="2013-12-03">
            <text:p>03/12/20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6" office:value-type="date" office:date-value="2013-12-03">
            <text:p>03/12/20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6" office:value-type="date" office:date-value="2013-12-03">
            <text:p>03/12/20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6" office:value-type="date" office:date-value="2013-12-03">
            <text:p>03/12/20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6" office:value-type="date" office:date-value="2013-12-03">
            <text:p>03/12/20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6" office:value-type="date" office:date-value="2013-12-03">
            <text:p>03/12/20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6" office:value-type="date" office:date-value="2013-12-03">
            <text:p>03/12/20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6" office:value-type="date" office:date-value="2013-12-03">
            <text:p>03/12/20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number-columns-repeated="2" table:style-name="ce2" office:value-type="string">
            <text:p>Yes</text:p>
          </table:table-cell>
          <table:table-cell table:style-name="ce6" office:value-type="date" office:date-value="2013-12-03">
            <text:p>03/12/20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6" office:value-type="date" office:date-value="2013-12-03">
            <text:p>03/12/20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6" office:value-type="date" office:date-value="2013-12-04">
            <text:p>04/12/20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6" office:value-type="date" office:date-value="2013-12-04">
            <text:p>04/12/20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Δελτίου στο Γραφείο Αρωγής</text:p>
          </table:table-cell>
          <table:table-cell table:style-name="ce2" office:value-type="string">
            <text:p>OpenIssue</text:p>
          </table:table-cell>
          <table:table-cell table:style-name="ce2" office:value-type="string">
            <text:p>Send issue to Helpdesk</text:p>
          </table:table-cell>
          <table:table-cell table:style-name="ce6" office:value-type="date" office:date-value="2013-01-15">
            <text:p>15/01/2013</text:p>
          </table:table-cell>
          <table:table-cell table:formula="of:=IF([.A451]=[.C451];&quot;OK&quot;;&quot;ERROR&quot;)" office:value-type="string" office:string-value="OK">
            <text:p>OK</text:p>
          </table:table-cell>
          <table:table-cell table:formula="of:=CONCATENATE([.A451];&quot;=&quot;;[.B451])" office:value-type="string" office:string-value="OpenIssue=Αποστολή Δελτίου στο Γραφείο Αρωγής">
            <text:p>OpenIssue=Αποστολή Δελτίου στο Γραφείο Αρωγής</text:p>
          </table:table-cell>
          <table:table-cell table:formula="of:=CONCATENATE([.C451];&quot;=&quot;;[.D451])" office:value-type="string" office:string-value="OpenIssue=Send issue to Helpdesk">
            <text:p>OpenIssue=Send issue to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6" office:value-type="date" office:date-value="2013-12-04">
            <text:p>04/12/20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6" office:value-type="date" office:date-value="2013-12-04">
            <text:p>04/12/20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6" office:value-type="date" office:date-value="2013-12-11">
            <text:p>11/12/20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6" office:value-type="date" office:date-value="2013-12-11">
            <text:p>11/12/20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6" office:value-type="date" office:date-value="2013-12-11">
            <text:p>11/12/20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6" office:value-type="date" office:date-value="2013-12-11">
            <text:p>11/12/20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6" office:value-type="date" office:date-value="2013-12-11">
            <text:p>11/12/20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6" office:value-type="date" office:date-value="2014-01-20">
            <text:p>20/01/20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6" office:value-type="date" office:date-value="2013-12-11">
            <text:p>11/12/20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6" office:value-type="date" office:date-value="2013-12-11">
            <text:p>11/12/20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6" office:value-type="date" office:date-value="2013-12-11">
            <text:p>11/12/20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6" office:value-type="date" office:date-value="2013-12-11">
            <text:p>11/12/20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6" office:value-type="date" office:date-value="2013-12-11">
            <text:p>11/12/20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6" office:value-type="date" office:date-value="2013-12-19">
            <text:p>19/12/20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6" office:value-type="date" office:date-value="2013-12-19">
            <text:p>19/12/20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2">
          <table:table-cell table:style-name="ce2" office:value-type="string">
            <text:p>account_helpdesk_for_edit</text:p>
          </table:table-cell>
          <table:table-cell table:style-name="ce2" office:value-type="string">
            <text:p><text:a xlink:href="https://apella.minedu.gov.gr/contac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a></text:p>
          </table:table-cell>
          <table:table-cell table:style-name="ce2" office:value-type="string">
            <text:p>account_helpdesk_for_edit</text:p>
          </table:table-cell>
          <table:table-cell table:style-name="ce2" office:value-type="string">
            <text:p><text:a xlink:href="https://apella.minedu.gov.gr/en/contact-en">In order to change some of the already filled data of your account or profile please contact the &lt;a href="https://apella.minedu.gov.gr/en/contact-en"&gt;Helpdesk&lt;/a&gt;.</text:a></text:p>
          </table:table-cell>
          <table:table-cell table:style-name="ce6" office:value-type="date" office:date-value="2014-01-20">
            <text:p>20/01/20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apella.minedu.gov.gr/contact&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6" office:value-type="date" office:date-value="2014-01-07">
            <text:p>07/01/20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6" office:value-type="date" office:date-value="2014-01-07">
            <text:p>07/01/20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6" office:value-type="date" office:date-value="2014-01-07">
            <text:p>07/01/20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style-name="ce6" office:value-type="date" office:date-value="2014-01-07">
            <text:p>07/01/20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6" office:value-type="date" office:date-value="2014-01-07">
            <text:p>07/01/20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6" office:value-type="date" office:date-value="2014-01-07">
            <text:p>07/01/20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6" office:value-type="date" office:date-value="2014-01-14">
            <text:p>14/01/20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6" office:value-type="date" office:date-value="2014-01-14">
            <text:p>14/01/20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6" office:value-type="date" office:date-value="2014-01-14">
            <text:p>14/01/20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6" office:value-type="date" office:date-value="2014-01-14">
            <text:p>14/01/20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6" office:value-type="date" office:date-value="2014-01-14">
            <text:p>14/01/20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6" office:value-type="date" office:date-value="2014-01-14">
            <text:p>14/01/20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6" office:value-type="date" office:date-value="2014-01-20">
            <text:p>20/01/20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Λίστα δελτίων που απεστάλησαν στο Γραφείο Αρωγής Χρηστών</text:p>
          </table:table-cell>
          <table:table-cell table:style-name="ce2" office:value-type="string">
            <text:p>IssueListTitle</text:p>
          </table:table-cell>
          <table:table-cell table:style-name="ce2" office:value-type="string">
            <text:p>List of issues sent to the Helpdesk</text:p>
          </table:table-cell>
          <table:table-cell table:style-name="ce6" office:value-type="date" office:date-value="2014-01-20">
            <text:p>20/01/2014</text:p>
          </table:table-cell>
          <table:table-cell table:formula="of:=IF([.A481]=[.C481];&quot;OK&quot;;&quot;ERROR&quot;)" office:value-type="string" office:string-value="OK">
            <text:p>OK</text:p>
          </table:table-cell>
          <table:table-cell table:formula="of:=CONCATENATE([.A481];&quot;=&quot;;[.B481])" office:value-type="string" office:string-value="IssueListTitle=Λίστα δελτίων που απεστάλησαν στο Γραφείο Αρωγής Χρηστών">
            <text:p>IssueListTitle=Λίστα δελτίων που απεστάλησαν στο Γραφείο Αρωγής Χρηστών</text:p>
          </table:table-cell>
          <table:table-cell table:formula="of:=CONCATENATE([.C481];&quot;=&quot;;[.D481])" office:value-type="string" office:string-value="IssueListTitle=List of issues sent to the Helpdesk">
            <text:p>IssueListTitle=List of issue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Τύπος δελτίου</text:p>
          </table:table-cell>
          <table:table-cell table:style-name="ce2" office:value-type="string">
            <text:p>IssueType</text:p>
          </table:table-cell>
          <table:table-cell table:style-name="ce2" office:value-type="string">
            <text:p>Issue Type</text:p>
          </table:table-cell>
          <table:table-cell table:style-name="ce6" office:value-type="date" office:date-value="2014-01-15">
            <text:p>15/01/2014</text:p>
          </table:table-cell>
          <table:table-cell table:formula="of:=IF([.A482]=[.C482];&quot;OK&quot;;&quot;ERROR&quot;)" office:value-type="string" office:string-value="OK">
            <text:p>OK</text:p>
          </table:table-cell>
          <table:table-cell table:formula="of:=CONCATENATE([.A482];&quot;=&quot;;[.B482])" office:value-type="string" office:string-value="IssueType=Τύπος δελτίου">
            <text:p>IssueType=Τύπος δελτίου</text:p>
          </table:table-cell>
          <table:table-cell table:formula="of:=CONCATENATE([.C482];&quot;=&quot;;[.D482])" office:value-type="string" office:string-value="IssueType=Issue Type">
            <text:p>IssueType=Issue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6" office:value-type="date" office:date-value="2014-01-15">
            <text:p>15/01/20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6" office:value-type="date" office:date-value="2014-01-15">
            <text:p>15/01/20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6" office:value-type="date" office:date-value="2014-01-15">
            <text:p>15/01/20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6" office:value-type="date" office:date-value="2014-01-15">
            <text:p>15/01/20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6" office:value-type="date" office:date-value="2014-01-15">
            <text:p>15/01/20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6" office:value-type="date" office:date-value="2014-01-15">
            <text:p>15/01/20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6" office:value-type="date" office:date-value="2014-01-15">
            <text:p>15/01/20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3">
          <table:table-cell table:style-name="ce2" office:value-type="string">
            <text:p>IssueStatus_<text:span text:style-name="T1">IN_PROGRESS</text:span></text:p>
          </table:table-cell>
          <table:table-cell table:style-name="ce2" office:value-type="string">
            <text:p>Σε εξέλιξη</text:p>
          </table:table-cell>
          <table:table-cell table:style-name="ce2" office:value-type="string">
            <text:p>IssueStatus_<text:span text:style-name="T1">IN_PROGRESS</text:span></text:p>
          </table:table-cell>
          <table:table-cell table:style-name="ce2" office:value-type="string">
            <text:p>In progress</text:p>
          </table:table-cell>
          <table:table-cell table:style-name="ce6" office:value-type="date" office:date-value="2014-01-20">
            <text:p>20/01/2014</text:p>
          </table:table-cell>
          <table:table-cell table:formula="of:=IF([.A490]=[.C490];&quot;OK&quot;;&quot;ERROR&quot;)" office:value-type="string" office:string-value="OK">
            <text:p>OK</text:p>
          </table:table-cell>
          <table:table-cell table:formula="of:=CONCATENATE([.A490];&quot;=&quot;;[.B490])" office:value-type="string" office:string-value="IssueStatus_IN_PROGRESS=Σε εξέλιξη">
            <text:p>IssueStatus_IN_PROGRESS=Σε εξέλιξη</text:p>
          </table:table-cell>
          <table:table-cell table:formula="of:=CONCATENATE([.C490];&quot;=&quot;;[.D490])" office:value-type="string" office:string-value="IssueStatus_IN_PROGRESS=In progress">
            <text:p>IssueStatus_IN_PROGRESS=In progress</text:p>
          </table:table-cell>
          <table:table-cell table:number-columns-repeated="1016"/>
        </table:table-row>
        <table:table-row table:style-name="ro3">
          <table:table-cell table:style-name="ce2" office:value-type="string">
            <text:p>IssueStatus_<text:span text:style-name="T1">REOPENED</text:span></text:p>
          </table:table-cell>
          <table:table-cell table:style-name="ce2" office:value-type="string">
            <text:p>Ανοιχτό εκ νέου</text:p>
          </table:table-cell>
          <table:table-cell table:style-name="ce2" office:value-type="string">
            <text:p>IssueStatus_<text:span text:style-name="T1">REOPENED</text:span></text:p>
          </table:table-cell>
          <table:table-cell table:style-name="ce2" office:value-type="string">
            <text:p>Reopened</text:p>
          </table:table-cell>
          <table:table-cell table:style-name="ce6" office:value-type="date" office:date-value="2014-01-15">
            <text:p>15/01/2014</text:p>
          </table:table-cell>
          <table:table-cell table:formula="of:=IF([.A491]=[.C491];&quot;OK&quot;;&quot;ERROR&quot;)" office:value-type="string" office:string-value="OK">
            <text:p>OK</text:p>
          </table:table-cell>
          <table:table-cell table:formula="of:=CONCATENATE([.A491];&quot;=&quot;;[.B491])" office:value-type="string" office:string-value="IssueStatus_REOPENED=Ανοιχτό εκ νέου">
            <text:p>IssueStatus_REOPENED=Ανοιχτό εκ νέου</text:p>
          </table:table-cell>
          <table:table-cell table:formula="of:=CONCATENATE([.C491];&quot;=&quot;;[.D491])" office:value-type="string" office:string-value="IssueStatus_REOPENED=Reopened">
            <text:p>IssueStatus_REOPENED=Reopened</text:p>
          </table:table-cell>
          <table:table-cell table:number-columns-repeated="1016"/>
        </table:table-row>
        <table:table-row table:style-name="ro3">
          <table:table-cell table:style-name="ce2" office:value-type="string">
            <text:p>IssueStatus_<text:span text:style-name="T1">RESOLVED</text:span></text:p>
          </table:table-cell>
          <table:table-cell table:style-name="ce2" office:value-type="string">
            <text:p>Επιλυθέν</text:p>
          </table:table-cell>
          <table:table-cell table:style-name="ce2" office:value-type="string">
            <text:p>IssueStatus_<text:span text:style-name="T1">RESOLVED</text:span></text:p>
          </table:table-cell>
          <table:table-cell table:style-name="ce2" office:value-type="string">
            <text:p>Resolved</text:p>
          </table:table-cell>
          <table:table-cell table:style-name="ce6" office:value-type="date" office:date-value="2014-01-20">
            <text:p>20/01/2014</text:p>
          </table:table-cell>
          <table:table-cell table:formula="of:=IF([.A492]=[.C492];&quot;OK&quot;;&quot;ERROR&quot;)" office:value-type="string" office:string-value="OK">
            <text:p>OK</text:p>
          </table:table-cell>
          <table:table-cell table:formula="of:=CONCATENATE([.A492];&quot;=&quot;;[.B492])" office:value-type="string" office:string-value="IssueStatus_RESOLVED=Επιλυθέν">
            <text:p>IssueStatus_RESOLVED=Επιλυθέν</text:p>
          </table:table-cell>
          <table:table-cell table:formula="of:=CONCATENATE([.C492];&quot;=&quot;;[.D492])" office:value-type="string" office:string-value="IssueStatus_RESOLVED=Resolved">
            <text:p>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5" office:value-type="string">
            <text:p>Last update</text:p>
          </table:table-cell>
          <table:table-cell table:style-name="ce6" office:value-type="date" office:date-value="2014-01-15">
            <text:p>15/01/20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6" office:value-type="date" office:date-value="2014-01-15">
            <text:p>15/01/20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office:value-type="string">
            <text:p>CreateLoginLink</text:p>
          </table:table-cell>
          <table:table-cell office:value-type="string">
            <text:p>Να δημιουργηθεί και νέο URL εισόδου</text:p>
          </table:table-cell>
          <table:table-cell office:value-type="string">
            <text:p>CreateLoginLink</text:p>
          </table:table-cell>
          <table:table-cell office:value-type="string">
            <text:p>Also create a new Login URL</text:p>
          </table:table-cell>
          <table:table-cell office:value-type="date" office:date-value="2014-01-20">
            <text:p>20/1/20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4" office:value-type="string">
            <text:p>Comment</text:p>
          </table:table-cell>
          <table:table-cell office:value-type="string">
            <text:p>Απάντηση</text:p>
          </table:table-cell>
          <table:table-cell office:value-type="string">
            <text:p>Comment</text:p>
          </table:table-cell>
          <table:table-cell office:value-type="string">
            <text:p>Reply</text:p>
          </table:table-cell>
          <table:table-cell office:value-type="date" office:date-value="2014-01-21">
            <text:p>21/1/20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table-cell office:value-type="string">
            <text:p>ConnectToShibboleth</text:p>
          </table:table-cell>
          <table:table-cell office:value-type="string">
            <text:p>Σύνδεση με το λογαριασμό σας στον οικείο φορέα</text:p>
          </table:table-cell>
          <table:table-cell office:value-type="string">
            <text:p>ConnectToShibboleth</text:p>
          </table:table-cell>
          <table:table-cell table:style-name="Default" office:value-type="string">
            <text:p>Shibboleth Connection</text:p>
          </table:table-cell>
          <table:table-cell office:value-type="date" office:date-value="2014-01-21">
            <text:p>21/1/20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Shibboleth Connection">
            <text:p>ConnectToShibboleth=Shibboleth Connection</text:p>
          </table:table-cell>
          <table:table-cell table:number-columns-repeated="1016"/>
        </table:table-row>
        <table:table-row table:style-name="ro4">
          <table:table-cell office:value-type="string">
            <text:p>ConnectToShibbolethInstructions</text:p>
          </table:table-cell>
          <table:table-cell office:value-type="string">
            <text:p>Υσυ λυδυς υθροκυε ινσωρρυπτε ετ. Φερο σλιτα σωνσθιτυθο θε κυι, μωδω σινθ περισυλα συ ηις. Εξερσι αδμοδυμ ναμ νο. Σεα τρασθατος εφερθιθυρ ιν, υσυ πλασεραθ ινιμισυς ετ, σεα ατ οδιο ρεπρεχενδυντ. Ετ δολορ ευριπιδις πρι.</text:p>
          </table:table-cell>
          <table:table-cell office:value-type="string">
            <text:p>ConnectToShibbolethInstructions</text:p>
          </table:table-cell>
          <table:table-cell table:style-name="Default" office:value-type="string">
            <text:p>Lorem ipsum dolor sit amet, consectetur adipiscing elit. Maecenas risus ipsum, dictum nec fermentum vel, scelerisque nec elit. </text:p>
          </table:table-cell>
          <table:table-cell office:value-type="date" office:date-value="2014-01-21">
            <text:p>21/1/20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Υσυ λυδυς υθροκυε ινσωρρυπτε ετ. Φερο σλιτα σωνσθιτυθο θε κυι, μωδω σινθ περισυλα συ ηις. Εξερσι αδμοδυμ ναμ νο. Σεα τρασθατος εφερθιθυρ ιν, υσυ πλασεραθ ινιμισυς ετ, σεα ατ οδιο ρεπρεχενδυντ. Ετ δολορ ευριπιδις πρι.">
            <text:p>ConnectToShibbolethInstructions=Υσυ λυδυς υθροκυε ινσωρρυπτε ετ. Φερο σλιτα σωνσθιτυθο θε κυι, μωδω σινθ περισυλα συ ηις. Εξερσι αδμοδυμ ναμ νο. Σεα τρασθατος εφερθιθυρ ιν, υσυ πλασεραθ ινιμισυς ετ, σεα ατ οδιο ρεπρεχενδυντ. Ετ δολορ ευριπιδις πρι.</text:p>
          </table:table-cell>
          <table:table-cell table:formula="of:=CONCATENATE([.C498];&quot;=&quot;;[.D498])" office:value-type="string" office:string-value="ConnectToShibbolethInstructions=Lorem ipsum dolor sit amet, consectetur adipiscing elit. Maecenas risus ipsum, dictum nec fermentum vel, scelerisque nec elit. ">
            <text:p>ConnectToShibbolethInstructions=Lorem ipsum dolor sit amet, consectetur adipiscing elit. Maecenas risus ipsum, dictum nec fermentum vel, scelerisque nec elit. </text:p>
          </table:table-cell>
          <table:table-cell table:number-columns-repeated="1016"/>
        </table:table-row>
        <table:table-row table:style-name="ro4">
          <table:table-cell office:value-type="string">
            <text:p>btn_shibbolethConnect</text:p>
          </table:table-cell>
          <table:table-cell office:value-type="string">
            <text:p>Σύνδεση με Shibboleth</text:p>
          </table:table-cell>
          <table:table-cell office:value-type="string">
            <text:p>btn_shibbolethConnect</text:p>
          </table:table-cell>
          <table:table-cell table:style-name="Default" office:value-type="string">
            <text:p>Connect to Shibboleth</text:p>
          </table:table-cell>
          <table:table-cell office:value-type="date" office:date-value="2014-01-21">
            <text:p>21/1/20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ε Shibboleth">
            <text:p>btn_shibbolethConnect=Σύνδεση με Shibboleth</text:p>
          </table:table-cell>
          <table:table-cell table:formula="of:=CONCATENATE([.C499];&quot;=&quot;;[.D499])" office:value-type="string" office:string-value="btn_shibbolethConnect=Connect to Shibboleth">
            <text:p>btn_shibbolethConnect=Connect to Shibboleth</text:p>
          </table:table-cell>
          <table:table-cell table:number-columns-repeated="1016"/>
        </table:table-row>
        <table:table-row table:style-name="ro4">
          <table:table-cell office:value-type="string">
            <text:p>btn_register_export</text:p>
          </table:table-cell>
          <table:table-cell office:value-type="string">
            <text:p>Εξαγωγή Μητρώου ως αρχείο</text:p>
          </table:table-cell>
          <table:table-cell office:value-type="string">
            <text:p>btn_register_export</text:p>
          </table:table-cell>
          <table:table-cell office:value-type="string">
            <text:p>Export Register file</text:p>
          </table:table-cell>
          <table:table-cell office:value-type="date" office:date-value="2014-01-21">
            <text:p>21/1/2014</text:p>
          </table:table-cell>
          <table:table-cell table:formula="of:=IF([.A500]=[.C500];&quot;OK&quot;;&quot;ERROR&quot;)" office:value-type="string" office:string-value="OK">
            <text:p>OK</text:p>
          </table:table-cell>
          <table:table-cell table:formula="of:=CONCATENATE([.A500];&quot;=&quot;;[.B500])" office:value-type="string" office:string-value="btn_register_export=Εξαγωγή Μητρώου ως αρχείο">
            <text:p>btn_register_export=Εξαγωγή Μητρώου ως αρχείο</text:p>
          </table:table-cell>
          <table:table-cell table:formula="of:=CONCATENATE([.C500];&quot;=&quot;;[.D500])" office:value-type="string" office:string-value="btn_register_export=Export Register file">
            <text:p>btn_register_export=Export Register file</text:p>
          </table:table-cell>
          <table:table-cell table:number-columns-repeated="1016"/>
        </table:table-row>
        <table:table-row table:style-name="ro4">
          <table:table-cell office:value-type="string">
            <text:p>btn_positions_export</text:p>
          </table:table-cell>
          <table:table-cell office:value-type="string">
            <text:p>Εξαγωγή Θέσεων ως αρχείο</text:p>
          </table:table-cell>
          <table:table-cell office:value-type="string">
            <text:p>btn_positions_export</text:p>
          </table:table-cell>
          <table:table-cell office:value-type="string">
            <text:p>Export Positions file</text:p>
          </table:table-cell>
          <table:table-cell office:value-type="date" office:date-value="2014-01-21">
            <text:p>21/1/2014</text:p>
          </table:table-cell>
          <table:table-cell table:formula="of:=IF([.A501]=[.C501];&quot;OK&quot;;&quot;ERROR&quot;)" office:value-type="string" office:string-value="OK">
            <text:p>OK</text:p>
          </table:table-cell>
          <table:table-cell table:formula="of:=CONCATENATE([.A501];&quot;=&quot;;[.B501])" office:value-type="string" office:string-value="btn_positions_export=Εξαγωγή Θέσεων ως αρχείο">
            <text:p>btn_positions_export=Εξαγωγή Θέσεων ως αρχείο</text:p>
          </table:table-cell>
          <table:table-cell table:formula="of:=CONCATENATE([.C501];&quot;=&quot;;[.D501])" office:value-type="string" office:string-value="btn_positions_export=Export Positions file">
            <text:p>btn_positions_export=Export Positions file</text:p>
          </table:table-cell>
          <table:table-cell table:number-columns-repeated="1016"/>
        </table:table-row>
        <table:table-row table:style-name="ro4" table:number-rows-repeated="1048074">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1">01/21/2014</text:date>, <text:time>17:17:2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1T17:17:26</dc:date>
    <dc:creator>Angelos Lenis</dc:creator>
    <meta:generator>OpenOffice/4.0.1$Unix OpenOffice.org_project/401m5$Build-9714</meta:generator>
    <meta:editing-duration>PT6H58M19S</meta:editing-duration>
    <meta:editing-cycles>37</meta:editing-cycles>
    <meta:document-statistic meta:table-count="3" meta:cell-count="4479" meta:object-count="0"/>
    <meta:user-defined meta:name=""/>
  </office:meta>
</office:document-meta>
</file>